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Avion (</text:p>
      <text:p text:style-name="Standard">id_avion int primary key auto_increment,</text:p>
      <text:p text:style-name="Standard">modelo varchar(40),</text:p>
      <text:p text:style-name="Standard">capacidad int</text:p>
      <text:p text:style-name="Standard">);</text:p>
      <text:p text:style-name="Standard"/>
      <text:p text:style-name="Standard">CREATE TABLE Vuelo (</text:p>
      <text:p text:style-name="Standard">id_vuelo int primary key auto_increment,</text:p>
      <text:p text:style-name="Standard">destino varchar(40),</text:p>
      <text:p text:style-name="Standard">fecha_salida date,</text:p>
      <text:p text:style-name="Standard">hora_salida time,</text:p>
      <text:p text:style-name="Standard">id_avion int,</text:p>
      <text:p text:style-name="Standard">foreign key (id_avion) references Avion(id_avion) on delete cascade on update cascade</text:p>
      <text:p text:style-name="Standard">);</text:p>
      <text:p text:style-name="Standard"/>
      <text:p text:style-name="Standard">CREATE TABLE Pasajero (</text:p>
      <text:p text:style-name="Standard">id_pasajero int primary key auto_increment,</text:p>
      <text:p text:style-name="Standard">nombre varchar(40),</text:p>
      <text:p text:style-name="Standard">apellido varchar(40),</text:p>
      <text:p text:style-name="Standard">documento_identidad varchar(20)</text:p>
      <text:p text:style-name="Standard">);</text:p>
      <text:p text:style-name="Standard"/>
      <text:p text:style-name="Standard"/>
      <text:p text:style-name="Standard">CREATE TABLE Reservacion (</text:p>
      <text:p text:style-name="Standard">id_reservacion int primary key auto_increment,</text:p>
      <text:p text:style-name="Standard">id_pasajero int,</text:p>
      <text:p text:style-name="Standard">foreign key (id_pasajero) references Pasajero(id_pasajero) on update cascade on delete cascade,</text:p>
      <text:p text:style-name="Standard">id_vuelo int,</text:p>
      <text:p text:style-name="Standard">foreign key (id_vuelo) references Vuelo(id_vuelo) on update cascade on delete cascade,</text:p>
      <text:p text:style-name="Standard">fecha_reservacion date,</text:p>
      <text:p text:style-name="Standard">asiento varchar(50)</text:p>
      <text:p text:style-name="Standard">);</text:p>
      <text:p text:style-name="Standard"/>
      <text:p text:style-name="Standard">SELECT * FROM Avion ORDER BY Avion.id_avion ASC</text:p>
      <text:p text:style-name="Standard"/>
      <text:p text:style-name="Standard">select * from Avion;</text:p>
      <text:p text:style-name="Standard">INSERT INTO Avion (modelo,capacidad) values ("h723",19);</text:p>
      <text:p text:style-name="Standard"/>
      <text:p text:style-name="Standard">SELECT * FROM Avion WHERE Avion.id_avion = ?;</text:p>
      <text:p text:style-name="Standard"/>
      <text:p text:style-name="Standard"/>
      <text:p text:style-name="Standard">UPDATE Avion SET modelo =?, capacidad =? WHERE Avion.id_avion =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09:35:13.430800008</meta:creation-date>
    <dc:date>2024-04-04T09:35:25.759579031</dc:date>
    <meta:editing-duration>PT12S</meta:editing-duration>
    <meta:editing-cycles>1</meta:editing-cycles>
    <meta:document-statistic meta:table-count="0" meta:image-count="0" meta:object-count="0" meta:page-count="1" meta:paragraph-count="33" meta:word-count="135" meta:character-count="1006" meta:non-whitespace-character-count="904"/>
    <meta:generator>LibreOffice/7.3.7.2$Linux_X86_64 LibreOffice_project/30$Build-2</meta:generator>
  </office:meta>
</office:document-meta>
</file>